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100">
      <style:table-cell-properties fo:background-color="#ffcc00"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25"/>
        <table:table-row table:style-name="ro1" table:number-rows-repeated="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AZIMUT MQTT</text:p>
          </table:table-cell>
          <table:covered-table-cell table:style-name="ce25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INGUNO</text:p>
          </table:table-cell>
          <table:table-cell table:style-name="ce26" office:value-type="string" calcext:value-type="string">
            <text:p>Envia al topic INFO el json de estado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opcional&lt;AZIMUT&gt;</text:p>
          </table:table-cell>
          <table:table-cell table:style-name="ce26" office:value-type="string" calcext:value-type="string">
            <text:p>Mueve la cupula al Azimut y devuelve por el estado el azimut cada 5 segundos. Sin parametros devuelve el azimut actual al estado.</text:p>
          </table:table-cell>
        </table:table-row>
        <table:table-row table:style-name="ro3"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&lt;GRADOS&gt;</text:p>
          </table:table-cell>
          <table:table-cell table:style-name="ce27" office:value-type="string" calcext:value-type="string">
            <text:p>Mueve ese numero de grados. Positivo CW, negativo CCW</text:p>
          </table:table-cell>
        </table:table-row>
        <table:table-row table:style-name="ro3">
          <table:table-cell office:value-type="string" calcext:value-type="string">
            <text:p>INITHW</text:p>
          </table:table-cell>
          <table:table-cell office:value-type="string" calcext:value-type="string">
            <text:p>NINGUNO</text:p>
          </table:table-cell>
          <table:table-cell table:style-name="ce26" office:value-type="string" calcext:value-type="string">
            <text:p>Inicializa la cupula. Activa motores y hace cero en home. Ningun comando de movimiento funcionara sin haber hecho esto antes.</text:p>
          </table:table-cell>
        </table:table-row>
        <table:table-row table:style-name="ro3">
          <table:table-cell office:value-type="string" calcext:value-type="string">
            <text:p>FINDHOME</text:p>
          </table:table-cell>
          <table:table-cell office:value-type="string" calcext:value-type="string">
            <text:p>NINGUNO</text:p>
          </table:table-cell>
          <table:table-cell table:style-name="ce26" office:value-type="string" calcext:value-type="string">
            <text:p>Se va a home (y hace cero). </text:p>
          </table:table-cell>
        </table:table-row>
        <table:table-row table:style-name="ro3" table:number-rows-repeated="2">
          <table:table-cell table:number-columns-repeated="2"/>
          <table:table-cell table:style-name="ce26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SHUTTER MQTT</text:p>
          </table:table-cell>
          <table:covered-table-cell table:style-name="ce25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 table:number-rows-repeated="6">
          <table:table-cell table:number-columns-repeated="3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DRIVER MQTT</text:p>
          </table:table-cell>
          <table:covered-table-cell table:style-name="ce25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25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5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1:20:02.4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2-28T18:40:36.187000000</dc:date>
    <meta:editing-duration>PT5H33M4S</meta:editing-duration>
    <meta:editing-cycles>19</meta:editing-cycles>
    <meta:generator>LibreOffice/6.2.0.3$Windows_X86_64 LibreOffice_project/98c6a8a1c6c7b144ce3cc729e34964b47ce25d62</meta:generator>
    <meta:document-statistic meta:table-count="3" meta:cell-count="83" meta:object-count="0"/>
  </office:meta>
</office:document-meta>
</file>